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00B0000000BC0C472F3971B5F86.gif" manifest:media-type="image/gi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ff00ff" draw:marker-start-width="0.36cm" draw:marker-end-width="0.36cm" draw:textarea-horizontal-align="justify" draw:textarea-vertical-align="middle" draw:auto-grow-height="false" fo:min-height="0.335cm" fo:min-width="4.03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1cm" svg:stroke-color="#ff00ff" draw:marker-start-width="0.36cm" draw:marker-end-width="0.36cm" draw:textarea-horizontal-align="justify" draw:textarea-vertical-align="middle" draw:auto-grow-height="false" fo:min-height="0.976cm" fo:min-width="8.612cm" fo:padding-top="0.15cm" fo:padding-bottom="0.15cm" fo:padding-left="0.275cm" fo:padding-right="0.275cm"/>
    </style:style>
    <style:style style:name="gr3" style:family="graphic" style:parent-style-name="Objet_20_sans_20_remplissage_20_et_20_sans_20_ligne">
      <style:graphic-properties draw:stroke="none" svg:stroke-color="#ff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ff" draw:fill="solid" draw:fill-color="#66cc00" draw:opacity="39%" draw:textarea-vertical-align="middle" draw:shadow-opacity="39%"/>
    </style:style>
    <style:style style:name="gr5" style:family="graphic" style:parent-style-name="objectwithoutfill">
      <style:graphic-properties svg:stroke-width="0.1cm" svg:stroke-color="#ff00ff" draw:marker-start-width="0.36cm" draw:marker-end-width="0.3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1cm" svg:stroke-color="#009900" draw:marker-start-width="0.36cm" draw:marker-end-width="0.36cm" draw:textarea-horizontal-align="justify" draw:textarea-vertical-align="middle" draw:auto-grow-height="false" fo:min-height="0.335cm" fo:min-width="7.02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1cm" svg:stroke-color="#009900" draw:marker-start-width="0.36cm" draw:marker-end-width="0.36cm" draw:textarea-horizontal-align="justify" draw:textarea-vertical-align="middle" draw:auto-grow-height="false" fo:min-height="0.976cm" fo:min-width="14.609cm" fo:padding-top="0.15cm" fo:padding-bottom="0.15cm" fo:padding-left="0.275cm" fo:padding-right="0.275cm"/>
    </style:style>
    <style:style style:name="gr8" style:family="graphic" style:parent-style-name="Objet_20_sans_20_remplissage_20_et_20_sans_20_ligne">
      <style:graphic-properties draw:stroke="none" svg:stroke-color="#0099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9900" draw:fill="solid" draw:fill-color="#66cc00" draw:opacity="39%" draw:textarea-vertical-align="middle" draw:shadow-opacity="39%"/>
    </style:style>
    <style:style style:name="gr10" style:family="graphic" style:parent-style-name="objectwithoutfill">
      <style:graphic-properties svg:stroke-width="0.1cm" svg:stroke-color="#009900" draw:marker-start-width="0.36cm" draw:marker-end-width="0.3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2_20_Dots_20_3_20_Dashes" svg:stroke-width="0.1cm" svg:stroke-color="#ff3300" draw:marker-start-width="0.36cm" draw:marker-end-width="0.36cm" draw:textarea-horizontal-align="justify" draw:textarea-vertical-align="middle" draw:auto-grow-height="false" fo:min-height="4.893cm" fo:min-width="3.317cm" fo:padding-top="0.15cm" fo:padding-bottom="0.15cm" fo:padding-left="0.275cm" fo:padding-right="0.2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7cm" fo:min-width="6.79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cc00" draw:opacity="39%"/>
      <style:paragraph-properties fo:text-align="center"/>
    </style:style>
    <style:style style:name="P4" style:family="paragraph">
      <style:text-properties fo:color="#ff3333" fo:font-size="12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3333" fo:font-size="12pt" fo:font-weight="bold" style:font-size-asian="18pt" style:font-size-complex="18pt"/>
    </style:style>
    <style:style style:name="T1" style:family="text">
      <style:text-properties fo:color="#ff3333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476cm" svg:height="0.897cm" svg:x="4.74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2.956cm" svg:height="1.804cm" svg:x="1.5cm" svg:y="11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368cm" svg:height="0.371cm" svg:x="7.794cm" svg:y="1.142cm">
            <draw:image xlink:href="Pictures/100002000000000B0000000BC0C472F3971B5F86.gif" xlink:type="simple" xlink:show="embed" xlink:actuate="onLoad" loext:mime-type="image/gif">
              <text:p/>
            </draw:image>
          </draw:frame>
          <draw:polygon draw:style-name="gr4" draw:text-style-name="P3" draw:layer="layout" svg:width="10.916cm" svg:height="1.544cm" svg:x="2.775cm" svg:y="11.667cm" svg:viewBox="0 0 10917 1545" draw:points="7236,259 8502,0 10917,773 7742,1027 6091,1545 3555,1286 890,1416 0,773 510,259 2030,259 3426,0">
            <text:p/>
          </draw:polygon>
          <draw:line draw:style-name="gr5" draw:text-style-name="P2" draw:layer="layout" svg:x1="7.976cm" svg:y1="1.248cm" svg:x2="10.006cm" svg:y2="11.926cm">
            <text:p/>
          </draw:line>
          <draw:line draw:style-name="gr5" draw:text-style-name="P2" draw:layer="layout" svg:x1="11.276cm" svg:y1="11.671cm" svg:x2="7.976cm" svg:y2="1.377cm">
            <text:p/>
          </draw:line>
          <draw:line draw:style-name="gr5" draw:text-style-name="P2" draw:layer="layout" svg:x1="13.687cm" svg:y1="12.44cm" svg:x2="7.976cm" svg:y2="1.248cm">
            <text:p/>
          </draw:line>
          <draw:line draw:style-name="gr5" draw:text-style-name="P2" draw:layer="layout" svg:x1="10.641cm" svg:y1="12.569cm" svg:x2="7.976cm" svg:y2="1.248cm">
            <text:p/>
          </draw:line>
          <draw:line draw:style-name="gr5" draw:text-style-name="P2" draw:layer="layout" svg:x1="8.991cm" svg:y1="13.212cm" svg:x2="7.976cm" svg:y2="1.248cm">
            <text:p/>
          </draw:line>
          <draw:line draw:style-name="gr5" draw:text-style-name="P2" draw:layer="layout" svg:x1="6.326cm" svg:y1="12.953cm" svg:x2="7.976cm" svg:y2="1.248cm">
            <text:p/>
          </draw:line>
          <draw:line draw:style-name="gr5" draw:text-style-name="P2" draw:layer="layout" svg:x1="3.66cm" svg:y1="13.083cm" svg:x2="7.976cm" svg:y2="1.248cm">
            <text:p/>
          </draw:line>
          <draw:line draw:style-name="gr5" draw:text-style-name="P2" draw:layer="layout" svg:x1="2.775cm" svg:y1="12.44cm" svg:x2="7.981cm" svg:y2="1.248cm">
            <text:p/>
          </draw:line>
          <draw:line draw:style-name="gr5" draw:text-style-name="P2" draw:layer="layout" svg:x1="3.28cm" svg:y1="11.926cm" svg:x2="7.976cm" svg:y2="1.248cm">
            <text:p/>
          </draw:line>
          <draw:line draw:style-name="gr5" draw:text-style-name="P2" draw:layer="layout" svg:x1="4.805cm" svg:y1="11.926cm" svg:x2="7.98cm" svg:y2="1.248cm">
            <text:p/>
          </draw:line>
          <draw:line draw:style-name="gr5" draw:text-style-name="P2" draw:layer="layout" svg:x1="6.326cm" svg:y1="11.667cm" svg:x2="7.976cm" svg:y2="1.248cm">
            <text:p/>
          </draw:line>
        </draw:g>
        <draw:g>
          <draw:custom-shape draw:style-name="gr6" draw:text-style-name="P1" draw:layer="layout" svg:width="10.717cm" svg:height="0.897cm" svg:x="12.523cm" svg:y="11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21.437cm" svg:height="1.804cm" svg:x="7.163cm" svg:y="11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0.608cm" svg:height="0.371cm" svg:x="17.577cm" svg:y="1.142cm">
            <draw:image xlink:href="Pictures/100002000000000B0000000BC0C472F3971B5F86.gif" xlink:type="simple" xlink:show="embed" xlink:actuate="onLoad" loext:mime-type="image/gif">
              <text:p/>
            </draw:image>
          </draw:frame>
          <draw:polygon draw:style-name="gr9" draw:text-style-name="P3" draw:layer="layout" svg:width="18.063cm" svg:height="1.544cm" svg:x="9.27cm" svg:y="11.667cm" svg:viewBox="0 0 18064 1545" draw:points="11972,259 14071,0 18064,773 12810,1027 10079,1545 5881,1286 1468,1416 0,773 841,259 3361,259 5671,0">
            <text:p/>
          </draw:polygon>
          <draw:line draw:style-name="gr10" draw:text-style-name="P2" draw:layer="layout" svg:x1="17.882cm" svg:y1="1.248cm" svg:x2="21.243cm" svg:y2="11.926cm">
            <text:p/>
          </draw:line>
          <draw:line draw:style-name="gr10" draw:text-style-name="P2" draw:layer="layout" svg:x1="23.342cm" svg:y1="11.671cm" svg:x2="17.882cm" svg:y2="1.377cm">
            <text:p/>
          </draw:line>
          <draw:line draw:style-name="gr10" draw:text-style-name="P2" draw:layer="layout" svg:x1="27.334cm" svg:y1="12.44cm" svg:x2="17.882cm" svg:y2="1.248cm">
            <text:p/>
          </draw:line>
          <draw:line draw:style-name="gr10" draw:text-style-name="P2" draw:layer="layout" svg:x1="22.291cm" svg:y1="12.569cm" svg:x2="17.882cm" svg:y2="1.248cm">
            <text:p/>
          </draw:line>
          <draw:line draw:style-name="gr10" draw:text-style-name="P2" draw:layer="layout" svg:x1="19.561cm" svg:y1="13.212cm" svg:x2="17.882cm" svg:y2="1.248cm">
            <text:p/>
          </draw:line>
          <draw:line draw:style-name="gr10" draw:text-style-name="P2" draw:layer="layout" svg:x1="15.151cm" svg:y1="12.953cm" svg:x2="17.881cm" svg:y2="1.248cm">
            <text:p/>
          </draw:line>
          <draw:line draw:style-name="gr10" draw:text-style-name="P2" draw:layer="layout" svg:x1="10.739cm" svg:y1="13.083cm" svg:x2="17.878cm" svg:y2="1.248cm">
            <text:p/>
          </draw:line>
          <draw:line draw:style-name="gr10" draw:text-style-name="P2" draw:layer="layout" svg:x1="9.27cm" svg:y1="12.44cm" svg:x2="17.881cm" svg:y2="1.248cm">
            <text:p/>
          </draw:line>
          <draw:line draw:style-name="gr10" draw:text-style-name="P2" draw:layer="layout" svg:x1="10.112cm" svg:y1="11.926cm" svg:x2="17.882cm" svg:y2="1.248cm">
            <text:p/>
          </draw:line>
          <draw:line draw:style-name="gr10" draw:text-style-name="P2" draw:layer="layout" svg:x1="12.632cm" svg:y1="11.926cm" svg:x2="17.882cm" svg:y2="1.248cm">
            <text:p/>
          </draw:line>
          <draw:line draw:style-name="gr10" draw:text-style-name="P2" draw:layer="layout" svg:x1="15.151cm" svg:y1="11.667cm" svg:x2="17.881cm" svg:y2="1.248cm">
            <text:p/>
          </draw:line>
        </draw:g>
        <draw:custom-shape draw:style-name="gr11" draw:text-style-name="P1" draw:layer="layout" svg:width="5.469cm" svg:height="7.343cm" svg:x="9.02cm" svg:y="8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1.754cm" svg:y1="15.437cm" svg:x2="11.898cm" svg:y2="18.173cm">
          <text:p/>
        </draw:line>
        <draw:frame draw:style-name="gr13" draw:text-style-name="P5" draw:layer="layout" svg:width="7.853cm" svg:height="1.727cm" svg:x="8.364cm" svg:y="18.173cm">
          <draw:text-box>
            <text:p text:style-name="P4"><text:span text:style-name="T1">Zone de chevauchement</text:span></text:p>
            <text:p text:style-name="P4"><text:span text:style-name="T1">À évi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ff33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2T06:01:20.529355619</meta:creation-date>
    <meta:generator>LibreOffice/6.3.3.2$Linux_X86_64 LibreOffice_project/30$Build-2</meta:generator>
    <dc:date>2019-12-14T20:12:55.415658801</dc:date>
    <meta:editing-duration>PT1H15M22S</meta:editing-duration>
    <meta:editing-cycles>19</meta:editing-cycles>
    <meta:document-statistic meta:object-count="35"/>
  </office:meta>
</office:document-meta>
</file>